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6427464" text:id="ct1764274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2">/] XXX 20200701_16590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2">/] XXX 20200703_16435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2">/] XXX 20200707_13285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2"><text:span text:style-name="T8"/></text:p>
            <text:p text:style-name="P12"><text:span text:style-name="T8">soul+his / and belly / wicked ones</text:span></text:p>
            <text:p text:style-name="P12"><text:span text:style-name="T8">to have lack</text:span>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2">/] XXX 20200708_142622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 אֵבוּס <text:soft-page-break/>בָּר; <text:s text:c="3"/>וְרָב-תְּבוּאוֹת, בְּכֹחַ שׁוֹר.<text:tab/>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 וָאָיִן; <text:s text:c="3"/>וְדַעַת לְנָבוֹן נָקָ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9</text:p>
            <text:p text:style-name="P15"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0</text:p>
            <text:p text:style-name="P15"><text:soft-page-break/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76427464"/></text:p>
      <text:p text:style-name="P7"><text:soft-page-break/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<text:soft-page-break/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1987406612843915118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ext:soft-page-break/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9012729671470149877" text:style-name="L2">
              <text:list-item>
                <text:p text:style-name="P34">right-click &gt; r &gt; i &gt; <text:span text:style-name="T8">↑ &gt; Ret (inset rows)</text:span></text:p>
                <text:list>
                  <text:list-item>
                    <text:p text:style-name="P35">enter “a” x 3 (marker)</text:p>
                  </text:list-item>
                  <text:list-item>
                    <text:p text:style-name="P35">M – w &gt; a (new window)</text:p>
                  </text:list-item>
                </text:list>
              </text:list-item>
              <text:list-item>
                <text:p text:style-name="P35">C – f &gt; “@”x3 &gt; Ret (find “@”x3)</text:p>
                <text:list>
                  <text:list-item>
                    <text:p text:style-name="P35">C – x (cut)</text:p>
                  </text:list-item>
                  <text:list-item>
                    <text:p text:style-name="P35">C – f &gt; “a” x 3 &gt; Ret &gt; C – v (find, paste)</text:p>
                  </text:list-item>
                </text:list>
              </text:list-item>
              <text:list-item>
                <text:p text:style-name="P35">C – f &gt; “]” &gt; Ret (find “template”)</text:p>
                <text:list>
                  <text:list-item>
                    <text:p text:style-name="P35">select ==&gt; cells</text:p>
                  </text:list-item>
                  <text:list-item>
                    <text:p text:style-name="P35">C – c &gt; C – Home &gt; C – f &gt; “@” x 3 (copy, find label)</text:p>
                  </text:list-item>
                  <text:list-item>
                    <text:p text:style-name="P35">C - ← x 2 &gt; ↑ <text:s/>(navigation)</text:p>
                  </text:list-item>
                </text:list>
              </text:list-item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2094243131560452259" text:style-name="L3">
              <text:list-item>
                <text:p text:style-name="P36">in a cell</text:p>
                <text:list>
                  <text:list-item>
                    <text:p text:style-name="P36">C – End</text:p>
                  </text:list-item>
                  <text:list-item>
                    <text:p text:style-name="P36">Right click &gt; r &gt; i &gt; C – a &gt; 7 &gt; Ret (insert rows)</text:p>
                  </text:list-item>
                </text:list>
              </text:list-item>
              <text:list-item>
                <text:p text:style-name="P36">template ==&gt; C/P</text:p>
              </text:list-item>
              <text:list-item>
                <text:p text:style-name="P36">enter ==&gt; verse number</text:p>
                <text:list>
                  <text:list-item>
                    <text:p text:style-name="P36">copy → trunk string</text:p>
                  </text:list-item>
                  <text:list-item>
                    <text:p text:style-name="P36">↓ &gt; C – v &gt; number &gt; Ret &gt; ↓</text:p>
                  </text:list-item>
                </text:list>
              </text:list-item>
              <text:list-item>
                <text:p text:style-name="P36">text ==&gt; C/P</text:p>
              </text:list-item>
              <text:list-item>
                <text:p text:style-name="P36">select ==&gt; string</text:p>
                <text:list>
                  <text:list-item>
                    <text:p text:style-name="P36">click on the right side of a numbering char</text:p>
                  </text:list-item>
                  <text:list-item>
                    <text:p text:style-name="P36">S – X (X = any char in the first line of the target text)</text:p>
                  </text:list-item>
                  <text:list-item>
                    <text:p text:style-name="P36">S – End (select the whole text area)</text:p>
                  </text:list-item>
                  <text:list-item>
                    <text:p text:style-name="P36">C – x (cut)</text:p>
                  </text:list-item>
                  <text:list-item>
                    <text:p text:style-name="P36"><text:soft-page-break/>Tab (back)</text:p>
                  </text:list-item>
                  <text:list-item>
                    <text:p text:style-name="P36">C – v</text:p>
                  </text:list-item>
                  <text:list-item>
                    <text:p text:style-name="P3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08T14:27:49.58</dc:date>
    <dc:creator>iwabuchi ken</dc:creator>
    <meta:editing-duration>P6DT11H50M38S</meta:editing-duration>
    <meta:editing-cycles>490</meta:editing-cycles>
    <meta:generator>OpenOffice/4.1.3$Win32 OpenOffice.org_project/413m1$Build-9783</meta:generator>
    <meta:document-statistic meta:table-count="11" meta:image-count="0" meta:object-count="0" meta:page-count="30" meta:paragraph-count="719" meta:word-count="4266" meta:character-count="20130"/>
  </office:meta>
</office:document-meta>
</file>